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Expositor</text:p>
          </table:table-cell>
          <table:table-cell office:value-type="string" calcext:value-type="string">
            <text:p>Posicao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Quantidade </text:p>
          </table:table-cell>
        </table:table-row>
        <table:table-row table:style-name="ro1">
          <table:table-cell table:style-name="ce1" office:value-type="float" office:value="1064810" calcext:value-type="float">
            <text:p>10648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899" calcext:value-type="float">
            <text:p>10648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993" calcext:value-type="float">
            <text:p>106099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087" calcext:value-type="float">
            <text:p>112508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ro Quadrado</text:p>
          </table:table-cell>
          <table:table-cell office:value-type="float" office:value="62478" calcext:value-type="float">
            <text:p>62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61537" calcext:value-type="float">
            <text:p>106153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998" calcext:value-type="float">
            <text:p>106099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599" calcext:value-type="float">
            <text:p>106459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118" calcext:value-type="float">
            <text:p>10611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336" calcext:value-type="float">
            <text:p>10783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920" calcext:value-type="float">
            <text:p>11059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003" calcext:value-type="float">
            <text:p>109500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005" calcext:value-type="float">
            <text:p>109500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546" calcext:value-type="float">
            <text:p>10925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751" calcext:value-type="float">
            <text:p>111775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988" calcext:value-type="float">
            <text:p>111598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3997" calcext:value-type="float">
            <text:p>108399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960" calcext:value-type="float">
            <text:p>106396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178" calcext:value-type="float">
            <text:p>106117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863" calcext:value-type="float">
            <text:p>112386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tro Quadrado</text:p>
          </table:table-cell>
          <table:table-cell office:value-type="float" office:value="62275" calcext:value-type="float">
            <text:p>62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129" calcext:value-type="float">
            <text:p>10651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105" calcext:value-type="float">
            <text:p>106510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613" calcext:value-type="float">
            <text:p>109561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junto</text:p>
          </table:table-cell>
          <table:table-cell office:value-type="float" office:value="5066080" calcext:value-type="float">
            <text:p>5066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5066078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042" calcext:value-type="float">
            <text:p>111604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224" calcext:value-type="float">
            <text:p>11292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tro Quadrado</text:p>
          </table:table-cell>
          <table:table-cell office:value-type="float" office:value="5062047" calcext:value-type="float">
            <text:p>5062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tro Quadrado</text:p>
          </table:table-cell>
          <table:table-cell office:value-type="float" office:value="5062051" calcext:value-type="float">
            <text:p>506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tro Quadrado</text:p>
          </table:table-cell>
          <table:table-cell office:value-type="float" office:value="5062052" calcext:value-type="float">
            <text:p>506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126" calcext:value-type="float">
            <text:p>113012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tro Quadrado</text:p>
          </table:table-cell>
          <table:table-cell table:style-name="ce1" office:value-type="float" office:value="5062577" calcext:value-type="float">
            <text:p>5062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831" calcext:value-type="float">
            <text:p>113083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tro Quadrado</text:p>
          </table:table-cell>
          <table:table-cell office:value-type="float" office:value="5062578" calcext:value-type="float">
            <text:p>5062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5066076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18717" calcext:value-type="float">
            <text:p>111871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935" calcext:value-type="float">
            <text:p>111893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tro Quadrado</text:p>
          </table:table-cell>
          <table:table-cell office:value-type="float" office:value="5062442" calcext:value-type="float">
            <text:p>5062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266" calcext:value-type="float">
            <text:p>1120266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025" calcext:value-type="float">
            <text:p>111902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tro Quadrado</text:p>
          </table:table-cell>
          <table:table-cell office:value-type="float" office:value="5062443" calcext:value-type="float">
            <text:p>5062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032" calcext:value-type="float">
            <text:p>111903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584" calcext:value-type="float">
            <text:p>110558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3476" calcext:value-type="float">
            <text:p>110347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5:36:00.0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9T17:40:48.366000000</meta:creation-date>
    <dc:date>2023-10-05T16:07:00.510000000</dc:date>
    <meta:editing-duration>PT34M33S</meta:editing-duration>
    <meta:editing-cycles>6</meta:editing-cycles>
    <meta:generator>LibreOffice/6.0.5.2$Windows_X86_64 LibreOffice_project/54c8cbb85f300ac59db32fe8a675ff7683cd5a16</meta:generator>
    <meta:document-statistic meta:table-count="1" meta:cell-count="203" meta:object-count="0"/>
  </office:meta>
</office:document-meta>
</file>